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3536" calcext:value-type="float">
            <text:p>48.1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6752" calcext:value-type="float">
            <text:p>47.9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9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7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6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902</text:p>
          </table:table-cell>
          <table:table-cell office:value-type="string" calcext:value-type="string">
            <text:p>TWDB:2335902</text:p>
          </table:table-cell>
          <table:table-cell office:value-type="string" calcext:value-type="string">
            <text:p>196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